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Hvað gerir 'use strict' í JavaScript kóða? </text:p>
          <text:p text:style-name="P3">The purpose of "use strict" is to indicate that the code should be executed in "strict mode". With strict mode, you can not, for example, use undeclared variables.</text:p>
        </text:list-item>
        <text:list-item>
          <text:p text:style-name="P1"><text:s/>Hver er munurinn á let, var og const?</text:p>
          <text:p text:style-name="P3">var is scoped to the nearest function block and let <text:s/>the nearest enclosing block, which can be smaller than a function block. Both are global if outside any block. Also, variables declared with let are not accessible before they are declared in their enclosing block. </text:p>
        </text:list-item>
        <text:list-item>
          <text:p text:style-name="P1"><text:s/>Endurskrifaðu eftirfarandi kóða með for lykkjunni. let x = 9; while (x &gt;= 1) { console.log("hello " + x); x = x - 1; } </text:p>
          <text:p text:style-name="P2">let <text:s/>x = 9 ;</text:p>
          <text:p text:style-name="P2">for (let x in x)</text:p>
          <text:p text:style-name="P2">{</text:p>
          <text:list>
            <text:list-header>
              <text:p text:style-name="P2">while (x &gt;=1){</text:p>
              <text:p text:style-name="P2">console.Log(“Hello World ” + x);</text:p>
              <text:p text:style-name="P2">x = x-1;</text:p>
            </text:list-header>
          </text:list>
          <text:p text:style-name="P2">{</text:p>
        </text:list-item>
        <text:list-item>
          <text:p text:style-name="P1"><text:s/>Skilgreindu sama fallið á þrjá mismunandi vegu. </text:p>
        </text:list-item>
        <text:list-item>
          <text:p text:style-name="P1"><text:s/>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2:01:57.75</dc:date>
    <meta:editing-duration>PT29M21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7" meta:word-count="185" meta:character-count="1030"/>
  </office:meta>
</office:document-meta>
</file>